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actForm.doCheckExecutionCondi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tactForm.doCheckPrecond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actForm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tactForm.getUser( String user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